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ontserrat" svg:font-family="Montserrat, sans-serif"/>
    <style:font-face style:name="OpenSymbol" svg:font-family="OpenSymbol"/>
    <style:font-face style:name="Source Sans Pro" svg:font-family="'Source Sans Pro', 'Helvetica Neue', Helvetica, Arial, sans-serif"/>
    <style:font-face style:name="Verdana" svg:font-family="Verdana, BlinkMacSystemFont, apple-system, 'segoe ui', Roboto, Oxygen, Ubuntu, Cantarell, 'open sans', 'helvetica neue', sans-serif"/>
    <style:font-face style:name="arial" svg:font-family="arial, sans-serif"/>
    <style:font-face style:name="inherit" svg:font-family="inheri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Arial" fo:font-size="14pt" fo:font-weight="normal" style:font-size-asian="14pt" style:font-weight-asian="normal" style:font-size-complex="14pt" style:font-weight-complex="normal"/>
    </style:style>
    <style:style style:name="P2" style:family="paragraph" style:parent-style-name="Standard" style:list-style-name="L1">
      <style:paragraph-properties fo:text-align="justify" style:justify-single-word="false"/>
      <style:text-properties fo:color="#000000" style:font-name="Arial" fo:font-size="14pt"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4" style:family="paragraph" style:parent-style-name="Heading_20_1">
      <style:paragraph-properties fo:text-align="justify" style:justify-single-word="fals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5" style:family="paragraph" style:parent-style-name="Heading_20_1">
      <style:paragraph-properties fo:text-align="justify" style:justify-single-word="fals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6" style:family="paragraph" style:parent-style-name="Text_20_body">
      <style:paragraph-properties fo:margin-left="0.397cm" fo:margin-right="0.397cm" fo:margin-top="0.397cm" fo:margin-bottom="0.397cm" fo:text-align="justify" style:justify-single-word="false" fo:orphans="2" fo:widows="2" fo:text-indent="0cm" style:auto-text-indent="false" fo:padding="0cm" fo:border="non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7" style:family="paragraph" style:parent-style-name="Text_20_body">
      <style:paragraph-properties fo:text-align="justify" style:justify-single-word="fals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8"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9" style:family="paragraph" style:parent-style-name="Text_20_body">
      <style:paragraph-properties fo:text-align="justify" style:justify-single-word="fals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10" style:family="paragraph" style:parent-style-name="Text_20_body" style:list-style-name="L1">
      <style:paragraph-properties fo:text-align="justify" style:justify-single-word="fals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11" style:family="paragraph" style:parent-style-name="Text_20_body">
      <style:paragraph-properties fo:text-align="justify" style:justify-single-word="false"/>
      <style:text-properties fo:font-variant="normal" fo:text-transform="none" fo:color="#000000" style:font-name="Arial" fo:font-size="14pt" fo:letter-spacing="normal" fo:language="pt" fo:country="PT" fo:font-style="normal" fo:font-weight="normal" style:font-size-asian="14pt" style:font-weight-asian="normal" style:font-size-complex="14pt" style:font-weight-complex="normal"/>
    </style:style>
    <style:style style:name="P12" style:family="paragraph" style:parent-style-name="Text_20_body">
      <style:paragraph-properties fo:text-align="justify" style:justify-single-word="false"/>
      <style:text-properties fo:color="#000000" style:font-name="Arial" fo:font-size="14pt" fo:font-weight="normal" style:font-size-asian="14pt" style:font-weight-asian="normal" style:font-size-complex="14pt" style:font-weight-complex="normal"/>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list-style-name="L2">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15" style:family="paragraph" style:parent-style-name="Text_20_body" style:list-style-name="L3">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16" style:family="paragraph" style:parent-style-name="Text_20_body">
      <style:paragraph-properties fo:margin-left="0cm" fo:margin-right="0cm" fo:margin-top="0cm" fo:margin-bottom="0.529cm" fo:text-align="justify" style:justify-single-word="false" fo:orphans="2" fo:widows="2" fo:text-indent="0cm" style:auto-text-indent="false" fo:padding="0cm" fo:border="none"/>
      <style:text-properties fo:color="#424242" style:font-name="Arial" fo:font-size="11.25pt" fo:letter-spacing="normal" fo:font-style="italic" fo:font-weight="normal" style:font-weight-asian="normal" style:font-weight-complex="normal"/>
    </style:style>
    <style:style style:name="P17" style:family="paragraph" style:parent-style-name="Text_20_body">
      <style:paragraph-properties fo:margin-left="0cm" fo:margin-right="0cm" fo:margin-top="0cm" fo:margin-bottom="0.688cm" fo:text-align="justify" style:justify-single-word="false" fo:orphans="2" fo:widows="2" fo:text-indent="0cm" style:auto-text-indent="false"/>
    </style:style>
    <style:style style:name="P18" style:family="paragraph" style:parent-style-name="Text_20_body">
      <style:paragraph-properties fo:margin-left="0cm" fo:margin-right="0cm" fo:margin-top="0cm" fo:margin-bottom="0.688cm" fo:text-align="justify" style:justify-single-word="false" fo:orphans="2" fo:widows="2" fo:text-indent="0cm" style:auto-text-indent="false"/>
      <style:text-properties style:font-name="Arial" fo:font-weight="normal" style:font-weight-asian="normal" style:font-weight-complex="normal"/>
    </style:style>
    <style:style style:name="P19" style:family="paragraph" style:parent-style-name="Text_20_body">
      <style:paragraph-properties fo:margin-left="0cm" fo:margin-right="0cm" fo:margin-top="0cm" fo:margin-bottom="0.926cm" fo:text-align="justify" style:justify-single-word="false" fo:orphans="2" fo:widows="2" fo:text-indent="0cm" style:auto-text-indent="fals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20" style:family="paragraph" style:parent-style-name="Text_20_body">
      <style:paragraph-properties fo:margin-left="0cm" fo:margin-right="0cm" fo:margin-top="0cm" fo:margin-bottom="0.661cm" fo:text-align="justify" style:justify-single-word="false" fo:orphans="2" fo:widows="2" fo:text-indent="0cm" style:auto-text-indent="false" fo:padding="0cm" fo:border="non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21" style:family="paragraph" style:parent-style-name="Text_20_body">
      <style:paragraph-properties fo:margin-left="0cm" fo:margin-right="0cm" fo:margin-top="0cm" fo:margin-bottom="0.661cm" fo:text-align="justify" style:justify-single-word="false" fo:orphans="2" fo:widows="2" fo:text-indent="0cm" style:auto-text-indent="false" fo:padding="0cm" fo:border="none"/>
      <style:text-properties fo:color="#000000" style:font-name="Arial" fo:font-size="14pt" fo:font-weight="normal" style:font-size-asian="14pt" style:font-weight-asian="normal" style:font-size-complex="14pt" style:font-weight-complex="normal"/>
    </style:style>
    <style:style style:name="T1" style:family="text">
      <style:text-properties fo:font-variant="normal" fo:text-transform="none" fo:color="#000000" style:font-name="Arial1" fo:font-size="14pt" fo:letter-spacing="normal" fo:language="pt" fo:country="PT" fo:font-style="normal" style:font-size-asian="14pt" style:font-size-complex="14pt"/>
    </style:style>
    <style:style style:name="T2" style:family="text">
      <style:text-properties fo:font-variant="normal" fo:text-transform="none" fo:color="#000000" style:font-name="Arial1" fo:font-size="14pt" fo:letter-spacing="normal" fo:language="pt" fo:country="PT" fo:font-style="normal" fo:font-weight="normal" style:font-size-asian="14pt" style:font-weight-asian="normal" style:font-size-complex="14pt" style:font-weight-complex="normal"/>
    </style:style>
    <style:style style:name="T3" style:family="text">
      <style:text-properties fo:font-variant="normal" fo:text-transform="none" fo:color="#000000" fo:font-size="14pt" fo:letter-spacing="normal" fo:language="pt" fo:country="PT" fo:font-style="normal" style:font-size-asian="14pt" style:font-size-complex="14pt"/>
    </style:style>
    <style:style style:name="T4" style:family="text">
      <style:text-properties fo:font-variant="normal" fo:text-transform="none" fo:color="#000000" fo:font-size="14pt" fo:letter-spacing="normal" fo:language="pt" fo:country="PT" fo:font-style="normal" fo:font-weight="normal" style:font-size-asian="14pt" style:font-weight-asian="normal" style:font-size-complex="14pt" style:font-weight-complex="normal"/>
    </style:style>
    <style:style style:name="T5" style:family="text">
      <style:text-properties fo:font-variant="normal" fo:text-transform="none" fo:color="#000000" style:font-name="Arial" fo:font-size="14pt" fo:letter-spacing="normal" fo:language="pt" fo:country="PT" fo:font-style="normal" style:font-size-asian="14pt" style:font-size-complex="14pt"/>
    </style:style>
    <style:style style:name="T6" style:family="text">
      <style:text-properties fo:font-variant="normal" fo:text-transform="none" fo:color="#000000" style:font-name="Arial" fo:font-size="14pt" fo:letter-spacing="normal" fo:language="pt" fo:country="PT" fo:font-style="normal" fo:font-weight="normal" style:font-size-asian="14pt" style:font-weight-asian="normal" style:font-size-complex="14pt" style:font-weight-complex="normal"/>
    </style:style>
    <style:style style:name="T7" style:family="text">
      <style:text-properties fo:font-variant="normal" fo:text-transform="none" style:font-name="Times New Roman" fo:letter-spacing="normal" fo:language="pt" fo:country="PT" fo:font-style="normal"/>
    </style:style>
    <style:style style:name="T8" style:family="text">
      <style:text-properties fo:font-variant="normal" fo:text-transform="none" style:font-name="Times New Roman" fo:letter-spacing="normal" fo:font-style="normal"/>
    </style:style>
    <style:style style:name="T9" style:family="text">
      <style:text-properties fo:font-variant="normal" fo:text-transform="none" style:font-name="arial" fo:letter-spacing="normal" fo:language="pt" fo:country="PT" fo:font-style="normal"/>
    </style:style>
    <style:style style:name="T10" style:family="text">
      <style:text-properties fo:font-variant="normal" fo:text-transform="none" fo:color="#222222" style:font-name="Verdana" fo:font-size="11.25pt" fo:letter-spacing="normal" fo:font-style="normal"/>
    </style:style>
    <style:style style:name="T11" style:family="text">
      <style:text-properties fo:font-variant="normal" fo:text-transform="none" fo:color="#222222" style:font-name="Verdana" fo:font-size="11.25pt" fo:letter-spacing="normal" fo:font-style="normal" fo:font-weight="normal" style:font-weight-asian="normal" style:font-weight-complex="normal"/>
    </style:style>
    <style:style style:name="T12" style:family="text">
      <style:text-properties fo:font-variant="normal" fo:text-transform="none" fo:color="#222222" fo:font-size="11.25pt" fo:letter-spacing="normal" fo:font-style="normal"/>
    </style:style>
    <style:style style:name="T13" style:family="text">
      <style:text-properties fo:font-variant="normal" fo:text-transform="none" fo:color="#222222" fo:font-size="11.25pt" fo:letter-spacing="normal" fo:font-style="normal" fo:font-weight="normal" style:font-weight-asian="normal" style:font-weight-complex="normal"/>
    </style:style>
    <style:style style:name="T14" style:family="text">
      <style:text-properties fo:font-variant="normal" fo:text-transform="none" fo:color="#222222" style:font-name="Arial" fo:font-size="11.25pt" fo:letter-spacing="normal" fo:font-style="normal" fo:font-weight="normal" style:font-weight-asian="normal" style:font-weight-complex="normal"/>
    </style:style>
    <style:style style:name="T15" style:family="text">
      <style:text-properties fo:font-variant="normal" fo:text-transform="none" fo:color="#4db2ec" style:text-line-through-style="none" style:font-name="Verdana" fo:font-size="11.25pt" fo:letter-spacing="normal" fo:font-style="normal" style:text-underline-style="none" fo:font-weight="normal" style:text-blinking="false" fo:background-color="transparent" style:font-weight-asian="normal" style:font-weight-complex="normal"/>
    </style:style>
    <style:style style:name="T16" style:family="text">
      <style:text-properties fo:font-variant="normal" fo:text-transform="none" fo:color="#4db2ec" style:text-line-through-style="none" fo:font-size="11.25pt" fo:letter-spacing="normal" fo:font-style="normal" style:text-underline-style="none" fo:font-weight="normal" style:text-blinking="false" fo:background-color="transparent" style:font-weight-asian="normal" style:font-weight-complex="normal"/>
    </style:style>
    <style:style style:name="T17" style:family="text">
      <style:text-properties fo:font-variant="normal" fo:text-transform="none" fo:color="#4db2ec" style:text-line-through-style="none" style:font-name="Arial" fo:font-size="11.25pt" fo:letter-spacing="normal" fo:font-style="normal" style:text-underline-style="none" fo:font-weight="normal" style:text-blinking="false" fo:background-color="transparent" style:font-weight-asian="normal" style:font-weight-complex="normal"/>
    </style:style>
    <style:style style:name="T18" style:family="text">
      <style:text-properties fo:font-variant="normal" fo:text-transform="none" fo:letter-spacing="normal" fo:language="pt" fo:country="PT" fo:font-style="normal"/>
    </style:style>
    <style:style style:name="T19" style:family="text">
      <style:text-properties fo:font-variant="normal" fo:text-transform="none" fo:letter-spacing="normal" fo:font-style="normal"/>
    </style:style>
    <style:style style:name="T20" style:family="text">
      <style:text-properties style:font-name="Times New Roman"/>
    </style:style>
    <style:style style:name="T21" style:family="text">
      <style:text-properties fo:color="#424242" style:font-name="Montserrat" fo:font-size="11.25pt" fo:font-style="italic"/>
    </style:style>
    <style:style style:name="T22" style:family="text">
      <style:text-properties fo:color="#424242" fo:font-size="11.25pt" fo:font-style="italic"/>
    </style:style>
    <style:style style:name="T23" style:family="text">
      <style:text-properties fo:color="#424242" style:font-name="Arial" fo:font-size="11.25pt" fo:font-style="italic"/>
    </style:style>
    <style:style style:name="T24" style:family="text">
      <style:text-properties fo:color="#12a0a9" style:font-name="inherit" fo:font-size="13.5pt" fo:font-style="italic" fo:font-weight="normal" style:font-weight-asian="normal" style:font-weight-complex="normal"/>
    </style:style>
    <style:style style:name="T25" style:family="text">
      <style:text-properties fo:color="#12a0a9" fo:font-size="13.5pt" fo:font-style="italic" fo:font-weight="normal" style:font-weight-asian="normal" style:font-weight-complex="normal"/>
    </style:style>
    <style:style style:name="T26" style:family="text">
      <style:text-properties fo:color="#12a0a9" style:font-name="Arial" fo:font-size="13.5pt" fo:font-style="italic" fo:font-weight="normal" style:font-weight-asian="normal" style:font-weight-complex="normal"/>
    </style:style>
    <style:style style:name="T27" style:family="text">
      <style:text-properties fo:color="#222222" style:font-name="Verdana" fo:font-size="11.25pt"/>
    </style:style>
    <style:style style:name="T28" style:family="text">
      <style:text-properties fo:color="#222222" fo:font-size="11.25pt"/>
    </style:style>
    <style:style style:name="T29" style:family="text">
      <style:text-properties fo:color="#4db2ec" style:text-line-through-style="none" style:font-name="Verdana" fo:font-size="11.25pt" style:text-underline-style="none" style:text-blinking="false" fo:background-color="transparent"/>
    </style:style>
    <style:style style:name="T30"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8">O atendimento terapêutico on-line tem o propósito de chegar até qualquer pessoa, onde ela estiver.</text:span></text:p>
      <text:p text:style-name="P18"><text:span text:style-name="T12">Meu nome é Carla de Mendonça, sou psicanalista, educadora e terapeuta integrativa! </text:span></text:p>
      <text:p text:style-name="P17"><text:span text:style-name="Strong_20_Emphasis"><text:span text:style-name="T14">Há 15 anos trabalho com atendimento em psicanálise presencial e neste momento através da internet </text:span></text:span><text:span text:style-name="T14">e posso te ajudar em questões relacionadas à baixa-autoestima, insegurança, solidão, medos e fobias, ansiedade, depressão, luto, tristeza, doenças, educação de filhos, convivências, dificuldades de relacionamento, dificuldades relacionadas à sexualidade, questões decorrentes de separações e/ou traições, compulsões, situações de abuso, traumas, transtornos de humor e outros. </text:span></text:p>
      <text:p text:style-name="P17"><text:span text:style-name="T14">Além das minhas formações em </text:span><text:span text:style-name="Strong_20_Emphasis"><text:span text:style-name="T14">Psicanálise</text:span></text:span><text:span text:style-name="T14">, dentre outros cursos de extensão, especialização e pós graduação, sou formada em Pedagogia UEMG e especialização em Terapias Integrativa.</text:span></text:p>
      <text:p text:style-name="P17"><text:span text:style-name="T14">Para receber detalhes e </text:span><text:span text:style-name="Strong_20_Emphasis"><text:span text:style-name="T14">marcar uma sessão de terapia </text:span></text:span><text:span text:style-name="T14">envie uma mensagem pelo </text:span><text:span text:style-name="Strong_20_Emphasis"><text:span text:style-name="T14">whatsapp: </text:span></text:span><text:a xlink:type="simple" xlink:href="https://wa.me/5519996049621" text:style-name="Internet_20_link" text:visited-style-name="Visited_20_Internet_20_Link"><text:span text:style-name="Strong_20_Emphasis"><text:span text:style-name="T17">clique aqui</text:span></text:span></text:a></text:p>
      <text:p text:style-name="P7"/>
      <text:p text:style-name="P8"><text:span text:style-name="Strong_20_Emphasis"><text:span text:style-name="T26">O psicanalista </text:span></text:span><text:span text:style-name="T23">é o profissional que possui uma formação em psicanálise, método terapêutico criado pelo médico austríaco Sigmund Freud em 1890. Segundo a instituição formadora, o psicanalista pode ter formação em diferentes áreas de ensino superior como psicologia e psiquiatria. A formação do psicanalista deverá ser realizada através de um curso de psicanálise de no mínimo 5 anos por uma instituição reconhecida, bem como análise individual e supervisão com outro profissional psicanalista.<text:line-break/>Freud através de suas conversas com pacientes acreditava que os problemas destes originavam-se de uma não aceitação de determinados acontecimentos em suas vidas e com isso reprimiam seus desejos no inconsciente, nascendo daí uma fantasia. A psicanálise consiste na interpretação destes conteúdos inconscientes de palavras, ações e produções imaginárias de uma pessoa, baseada nas associações livres e na transferência realizada pelo psicanalista.</text:span></text:p>
      <text:p text:style-name="P16">Uma descrição simplificada deste método é o paciente numa postura relaxada dentro do consultório do psicanalista, onde lhe será solicitado dizer tudo o que lhe vier à mente (sonhos, esperanças, desejos, necessidades, fantasias, tristezas, acontecimentos diários, história familiar, etc.); o analista faz uma escuta psicanalítica somente quando no seu entendimento profissional é visualizada uma oportunidade para que o paciente tome consciência dos conteúdos reprimidos que necessitam ser esclarecidos ao mesmo tempo proporcionando um ambiente seguro, sigiloso e acolhedor.</text:p>
      <text:p text:style-name="P16">O resultado que se pode esperar deste processo é uma maior compreensão das ações e sentimentos, obtendo um autoconhecimento e um autocontrole. De posse de uma maior compreensão de si mesmo, o paciente tenderá a viver de forma mais consciente, visando a obtenção de uma melhor qualidade de vida para si, reduzindo muito as manifestações dos sintomas e sofrimentos antes vivenciados e promovendo mudanças positivas.</text:p>
      <text:p text:style-name="P16">A psicanálise pode ser utilizada também como uma terapia de apoio nos casos de tratamentos de ordem psiquiátrica, não inviabilizando ou mesmo substituindo a necessidade do acompanhamento médico e medicamentoso. Por tratar-se de uma técnica de tratamento cujo maior recurso é analisar o indivíduo, ela é indicada para todas as pessoas que apresentem algum sintoma como, por exemplo: depressão, stress, impulsividade, sentimento de culpa, complexos, traumas, tristeza, dificuldades em função de relacionamentos em geral, sintomas corporais sem causas especificadas, obsessões, medos, crises de ansiedade, dificuldade de aprendizagem, problemas sexuais de origem emocional, pânico, transtornos de humor e de personalidade, uso abusivo de álcool e drogas, relacionamentos conjugais, dentre outros.</text:p>
      <text:p text:style-name="P16"><text:soft-page-break/>Atualmente existem vários estudiosos que complementaram e estenderam o estudo iniciado por Freud, como Melanie Klein, Winnicot, Bion, entre outros</text:p>
      <text:p text:style-name="P7"/>
      <text:p text:style-name="P19">Com a Meditação criamos em nós iluminação e desenvolvimento claro e pleno!É um descanso muito profundo, que nos proporciona paz interior e equilíbrio! A Meditação é simples, fácil e natural, e quando realizada remove o estresse, ansiedade, depressão, síndrome do pânico e outros e promove saúde, paz interior, bem-estar e equilíbrio.</text:p>
      <text:p text:style-name="P19">Carla tem conduzido clientes em processos de cura, tratando os estados de ansiedade, depressão e medo que estão interferindo em sua expansão. Através dos processos terapêuticos dos encontros e vivências, o resultado dessa experiência é o resgate da coragem pra viver alinhada à sua verdade, tanto na área pessoal como profissional! Germine e floresça se desindentificando das suas crenças limitantes, idéias, filosofias, atitudes, comportamentos e memórias, fluindo livremente para a sua paz e integração! É a reconexão através do que está surgindo com a própria vida! É paz interior e autoconfiança no espaço de afeto e acolhimento! </text:p>
      <text:p text:style-name="P19">Prática de Mantras nas Meditações guiadas nos processos terapêuticos - </text:p>
      <text:p text:style-name="P19">A Meditação Não Dual – Nossos encontros levam ao reconhecimento da <text:s/>Impermanência nas questões da vida e acontecendo como uma experiência sutil e expressiva do Ser. A vida seguindo em você, rica em você com toda a beleza, liberdade, felicidade e paz já acontendo! Essa meditação leva a experimentação de nossa Verdade Interior, com tudo que se apresenta, persona, eus, pensamentos, que são objetos de estudo e estão no soma da Consciência Pura. É o acordar para o que realmente se É e seguir com segurança e coragem no seu espaço Natural. Todos somos diferentes, mas em nossa diferença podemos sentir e exercer o respeito e amor em todos os campos de nossa vida!</text:p>
      <text:p text:style-name="P19">FELICIDADE É EXPANDIR O SENTIDO DO EU SOU – Meditação com raízes no Advaita Vedanta e Neo – Advaita. </text:p>
      <text:p text:style-name="P19">Ao longo dos encontros você vai fortalecer seu estado emocional e descobrir hábitos e crenças que têm roubado sua energia e te deixado em estados alterados psiquicos. Você vai entender que é possível encontrar paz e autoconfiança, mesmo sem saber o que vem a seguir.</text:p>
      <text:p text:style-name="P12"><text:soft-page-break/><text:line-break/></text:p>
      <text:p text:style-name="P19">Meditação próximo tópico - Meditação ajuda a trazer mudanças positivas na vida! Estima-se que 60.000 pensamentos inconscientes ocorrem por dia, e que a maioria são negativos. A prática pode ser orientada para o objetivo e aproveitamento de intenções e ações positivas. Podemos inclusive, com o princípio da 'Lei da Atração' usar esse poder de estar no momento presente em harmonia com o Ser, observar que a manifestação da vida pode ser plenamente alterada para fins de equilíbrio e prosperidade!</text:p>
      <text:p text:style-name="P12">Meditação com auxílio de Visualização - A Meditação comVisualização refere-se à meditação ou às práticas baseadas na intenção que envolvem a imaginação de uma experiência específica ou o cultivo de sentimentos como gratidão, perdão e conexão.</text:p>
      <text:p text:style-name="P12"><text:line-break/>Massoterapia – Reconhecidamente, a energia que se aplica na troca saudável e curativa de uma massagem <text:span text:style-name="T18">é umas das chaves mais preciosas na ajuda da redução de depressões e ansiedades, assim como melhora aspectos de cognição e de dores corpóreas que estão sempre ligados a questões psiquicas. Essa troca harmoniosa e esse trabalho individual direcionado para o bem-estar está age no hormônio cortisol, que em desequilíbrio trás alterações psiquicas profundas! A prática frequente de massagem ajuda na redução dos níveis do cortisol, trazendo mais tranquilidade e proporcionando relaxamento físico e psíquico</text:span><text:span text:style-name="T18">. </text:span></text:p>
      <text:p text:style-name="P11"/>
      <text:p text:style-name="P13"><text:span text:style-name="T5">Nossos condicionamentos não somente geram reações e respostas similares, mas também a editar inúmeras situações idênticas. </text:span><text:span text:style-name="Strong_20_Emphasis"><text:span text:style-name="T6">Nada muda se você não mudar! </text:span></text:span><text:span text:style-name="T5">A questão então gira em torno de tornar consciente aquilo que estava inconsciente, prestar atenção para o aspecto até então ignorado ou desprezado e transformar, transmutar, alterar, iluminar e observar como passamos a lidar com o problema.</text:span></text:p>
      <text:p text:style-name="P6">Sabemos através da descoberta da Física Quântica que a realidade de tudo que vivenciamos é fruto do nosso envolvimento como uma consciência que observa, o objeto observado, e as nossas decisões de focar em um ou outro aspecto deste objeto, coisa ou situação. A partir daí, de acordo com o nosso livre arbítrio, podemos desbloquear situações, mudar a nossa visão, fazer escolhas diferentes e concretizar uma realidade mais positiva.</text:p>
      <text:p text:style-name="P6"><text:soft-page-break/>Nosso destino está em nossas mãos e entender o porquê de determinadas situações, pode ser a chance de uma efetiva e feliz mudança.</text:p>
      <text:p text:style-name="P6"/>
      <text:p text:style-name="P6">Tarôt</text:p>
      <text:p text:style-name="P6">O Tarôt Quântico é mais do que autoconhecimento, ele é uma ferramenta que pode promover probabilidades evolucionais. Somos cocriadores de nossa realidade e o tarô mostra que estamos criando o nosso presente-futuro probabilistico. </text:p>
      <text:h text:style-name="P4" text:outline-level="1">No sagrado dia em que surge a pergunta, - Quem Sou Eu?</text:h>
      <text:h text:style-name="P4" text:outline-level="1">Esse dia consagrado nos leva ao caminho da autoinquirição!</text:h>
      <text:p text:style-name="P7">Tentando desvelar esse mistério percorremos acreditando ser um caminho pessoal. </text:p>
      <text:p text:style-name="P7">Mas, também o é, em certo ponto...momento de autodescoberta, autoconhecimento tão sublime!</text:p>
      <text:p text:style-name="P7">E a mensagem pode se apresentar por tanto desejo de amar!</text:p>
      <text:p text:style-name="P7">Em seguida, a desvelar, nem fácil e difícil, vivenciar, critalizar a mensagem em cada átomo..</text:p>
      <text:p text:style-name="P1"/>
      <text:p text:style-name="P1">Entretanto, em todas essas ações não há um *eu* fazedor. E, reconhecendo que não há um eu fazedor, diluir-se naquele que está além de eu e você, ela ou ele, além de qualquer forma pensamento, além do corpo e da mente, entregando tudo, àquele que arquiteta à cena e sabe porque Ô faz, permanecendo no silêncio do SER. Esse silêncio interior é amor! Sem identificação, fascinação ou sonho, livre da ilusão, desfrutando cada segundo e com tudo isso acontecendo!Não tema esse vazio, é iluminador! ILUMINA-A-DOR. </text:p>
      <text:p text:style-name="P3"/>
      <text:p text:style-name="P7"/>
      <text:h text:style-name="P4" text:outline-level="1"><text:soft-page-break/></text:h>
      <text:h text:style-name="P4" text:outline-level="1"/>
      <text:h text:style-name="P4" text:outline-level="1"/>
      <text:h text:style-name="P4" text:outline-level="1"/>
      <text:h text:style-name="P4" text:outline-level="1"/>
      <text:h text:style-name="P4" text:outline-level="1">Paz, acolhimento, artes e momentos de conexão com nossa Real Natureza!</text:h>
      <text:p text:style-name="P1"/>
      <text:p text:style-name="P1">Atividades que desenvolvem relaxamento, equilíbrio e capacidadede concentração</text:p>
      <text:p text:style-name="P1"/>
      <text:list xml:id="list5350417173350145740" text:style-name="L1">
        <text:list-item>
          <text:p text:style-name="P2">Caminhadas com exercícios respiratórios e conexão com a sua real natureza.</text:p>
        </text:list-item>
        <text:list-item>
          <text:p text:style-name="P2">Meditações Guiadas para o bem estar e conexão com o Universo Interior.</text:p>
        </text:list-item>
        <text:list-item>
          <text:p text:style-name="P2">Yoga com exercícios de concentração e relaxamento.</text:p>
        </text:list-item>
        <text:list-item>
          <text:p text:style-name="P2">Sessões de bio-dança, dança livre facilitando a conexão com aspectos emocionais adormecidos ou que necessitem se expressar.</text:p>
        </text:list-item>
        <text:list-item>
          <text:p text:style-name="P2">Palestras sobre Psicologia, auto-conhecimento e vida saudável.</text:p>
        </text:list-item>
        <text:list-item>
          <text:p text:style-name="P2">Atividades voltadas para crianças - Yoga para crianças, pintura e música.</text:p>
        </text:list-item>
        <text:list-item>
          <text:p text:style-name="P2">Sessão de Mantras e Cantos para ativar os centros de equilíbrio do Corpo e Ser!</text:p>
        </text:list-item>
        <text:list-item>
          <text:p text:style-name="P2">Thai Massagem, 5 elementos Massagem Regenerativa, Massagem Facial. </text:p>
          <text:p text:style-name="P2">Argilas, Cromoterapia, Auriculoterapia, Pedras quentes, Musicoterapia e Mantras.</text:p>
          <text:p text:style-name="P10"/>
        </text:list-item>
        <text:list-item>
          <text:p text:style-name="P10">Os benefícios da massoterapia são os seguintes:</text:p>
        </text:list-item>
      </text:list>
      <text:list xml:id="list9200504049890200969" text:style-name="L2">
        <text:list-item>
          <text:p text:style-name="P14">Auxilia na eliminação de toxinas e resíduos metabólicos do organismo;</text:p>
        </text:list-item>
        <text:list-item>
          <text:p text:style-name="P14">Reduz a insônia e melhora a qualidade geral do sono;</text:p>
        </text:list-item>
        <text:list-item>
          <text:p text:style-name="P14">Fortalece o sistema imunológico.Ajuda a combater a sensação de estresse;</text:p>
        </text:list-item>
      </text:list>
      <text:list xml:id="list35670298" text:continue-list="list5350417173350145740" text:style-name="L3">
        <text:list-item>
          <text:p text:style-name="P15">Alivia tensões e reduz a ansiedade;</text:p>
        </text:list-item>
        <text:list-item>
          <text:p text:style-name="P15">Alivia dores musculares;</text:p>
        </text:list-item>
        <text:list-item>
          <text:p text:style-name="P15">Estimula a circulação sanguínea;</text:p>
        </text:list-item>
        <text:list-item>
          <text:p text:style-name="P15">Melhora a pressão arterial;</text:p>
        </text:list-item>
      </text:list>
      <text:p text:style-name="P20"/>
      <text:p text:style-name="P21"><text:soft-page-break/><text:span text:style-name="T19">Massagem trás benefícios específicos para o local em que está sendo aplicada. Por exemplo, a massagem na cabeça ajuda a aliviar dores de cabeça. Nos pés, contribui para amenizar a dor após caminhar longas distâncias. No rosto, estimula a circulação de sangue e além de prevenir o envelheci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ontserrat" svg:font-family="Montserrat, sans-serif"/>
    <style:font-face style:name="OpenSymbol" svg:font-family="OpenSymbol"/>
    <style:font-face style:name="Source Sans Pro" svg:font-family="'Source Sans Pro', 'Helvetica Neue', Helvetica, Arial, sans-serif"/>
    <style:font-face style:name="Verdana" svg:font-family="Verdana, BlinkMacSystemFont, apple-system, 'segoe ui', Roboto, Oxygen, Ubuntu, Cantarell, 'open sans', 'helvetica neue', sans-serif"/>
    <style:font-face style:name="arial" svg:font-family="arial, sans-serif"/>
    <style:font-face style:name="inherit" svg:font-family="inheri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20T17:11:03.55</meta:creation-date>
    <dc:date>2022-10-09T15:44:13.53</dc:date>
    <meta:editing-duration>P14DT4H26M4S</meta:editing-duration>
    <meta:editing-cycles>68</meta:editing-cycles>
    <meta:generator>OpenOffice/4.1.7$Win32 OpenOffice.org_project/417m1$Build-9800</meta:generator>
    <meta:print-date>2022-07-19T14:24:23.64</meta:print-date>
    <meta:document-statistic meta:table-count="0" meta:image-count="0" meta:object-count="0" meta:page-count="6" meta:paragraph-count="52" meta:word-count="1650" meta:character-count="10835"/>
  </office:meta>
</office:document-meta>
</file>